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084131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officeooo:paragraph-rsid="00084131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officeooo:paragraph-rsid="000af7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officeooo:paragraph-rsid="00084131" style:font-size-asian="14pt" style:font-size-complex="14pt"/>
    </style:style>
    <style:style style:name="P5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fo:font-size="14pt" officeooo:paragraph-rsid="00084131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officeooo:paragraph-rsid="000af7fe" style:font-size-asian="14pt" style:font-size-complex="14pt"/>
    </style:style>
    <style:style style:name="P7" style:family="paragraph" style:parent-style-name="Standard">
      <style:paragraph-properties fo:margin-left="0in" fo:margin-right="0in" fo:text-indent="0.4925in" style:auto-text-indent="false"/>
      <style:text-properties fo:font-size="14pt" officeooo:paragraph-rsid="00084131" style:font-size-asian="14pt" style:font-size-complex="14pt"/>
    </style:style>
    <style:style style:name="P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084131"/>
    </style:style>
    <style:style style:name="P9" style:family="paragraph" style:parent-style-name="Text_20_body" style:master-page-name="MP0">
      <style:paragraph-properties style:page-number="auto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style:text-underline-style="none" fo:font-weight="normal" officeooo:rsid="00084131" officeooo:paragraph-rsid="00084131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text-indent="0.4925in" style:auto-text-indent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af7fe"/>
    </style:style>
    <style:style style:name="T5" style:family="text">
      <style:text-properties officeooo:rsid="000bdcad"/>
    </style:style>
    <style:style style:name="T6" style:family="text">
      <style:text-properties officeooo:rsid="000dd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Buscar la última versión del ECMA.</text:p>
      <text:p text:style-name="P12">La última versión de ECMA es la ES2022 / ES13, <text:span text:style-name="T4">publicada en el año 2022, trae algunos cambios importantes respecto a la versión anterior.</text:span></text:p>
      <text:p text:style-name="P10">2.Identificar qué diferencias tiene o novedades incluidas respecto a la versión anterior.</text:p>
      <text:p text:style-name="P11">De los cambios mas importantes, podemos destacar los siguientes:</text:p>
      <text:p text:style-name="P2">1. Logical Assignment Operators (&amp;&amp;= ||= ??=).</text:p>
      <text:p text:style-name="P4"><text:s/>Los operadores lógicos &amp;&amp;, || y ?? ahora también pueden usarse para asignar valores de una forma más sencilla y corta. Perfecto para asignar valores por defecto a variables.</text:p>
      <text:p text:style-name="P4"/>
      <text:p text:style-name="P2">2. Numeric Separator.</text:p>
      <text:p text:style-name="P4">Leer algunas cifras en JavaScript puede ser una tarea difícil. Para solucionar esto, el nuevo separador numérico _ te permite identificar de manera más sencilla cualquier número.</text:p>
      <text:p text:style-name="P4"><text:tab/></text:p>
      <text:p text:style-name="P2">3. La tabla de diferencias de Promise.</text:p>
      <text:p text:style-name="P5">Hasta ahora, reemplazar todas las instancias de una cadena de texto en una cadena de texto te obligaba a usar Regex ya que replace, si le pasabas un string, lo que hacía era sólo reemplazar la primera instancia encontrada.</text:p>
      <text:p text:style-name="P5"/>
      <text:p text:style-name="P3">4. replaceAll</text:p>
      <text:p text:style-name="P6"><text:tab/>Hasta ahora, reemplazar todas las instancias de una cadena de texto en una cadena de texto te obligaba a usar Regex ya que replace, <text:span text:style-name="T4">pero ahora se hace con </text:span><text:span text:style-name="T5">r</text:span><text:span text:style-name="T4">erplaceAll</text:span>.</text:p>
      <text:p text:style-name="P5"/>
      <text:p text:style-name="P1"><text:span text:style-name="Fuente_20_de_20_párrafo_20_predeter."><text:span text:style-name="T3">5. WeakRef Weak.</text:span></text:span></text:p>
      <text:p text:style-name="P1"><text:span text:style-name="Fuente_20_de_20_párrafo_20_predeter."><text:span text:style-name="T3"/></text:span></text:p>
      <text:p text:style-name="P5">Ref te permite crear una referencia débil a un objeto para no prevenir que se destruya por el Garbage Collector de JavaScript. <text:span text:style-name="T6">C</text:span>uando creamos un objeto, especialmente si son grandes, estos no son automáticamente destruidos por el Garbage Collector si existe una referencia a ellos. Con el método deref de WeakRef, podemos acceder a la referencia del objeto. Si la referencia al objeto ha sido eliminada, se devuelve undefined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creation-date>2023-09-21T17:12:00Z</meta:creation-date>
    <dc:date>2023-09-24T15:29:47.309989590</dc:date>
    <meta:editing-cycles>9</meta:editing-cycles>
    <meta:editing-duration>PT28M47S</meta:editing-duration>
    <meta:document-statistic meta:table-count="0" meta:image-count="0" meta:object-count="0" meta:page-count="1" meta:paragraph-count="15" meta:word-count="267" meta:character-count="1629" meta:non-whitespace-character-count="1373"/>
    <meta:template xlink:type="simple" xlink:actuate="onRequest" xlink:title="" xlink:href="Normal"/>
  </office:meta>
</office:document-meta>
</file>